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Pictures/100002000000035400000149F385CC07.png" manifest:media-type="image/png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7cm" style:rel-column-width="1308*"/>
    </style:style>
    <style:style style:name="Tabella6.B" style:family="table-column">
      <style:table-column-properties style:column-width="3.115cm" style:rel-column-width="1766*"/>
    </style:style>
    <style:style style:name="Tabella6.C" style:family="table-column">
      <style:table-column-properties style:column-width="1.402cm" style:rel-column-width="795*"/>
    </style:style>
    <style:style style:name="Tabella6.D" style:family="table-column">
      <style:table-column-properties style:column-width="2.064cm" style:rel-column-width="1170*"/>
    </style:style>
    <style:style style:name="Tabella6.E" style:family="table-column">
      <style:table-column-properties style:column-width="1.826cm" style:rel-column-width="1035*"/>
    </style:style>
    <style:style style:name="Tabella6.F" style:family="table-column">
      <style:table-column-properties style:column-width="3.201cm" style:rel-column-width="1815*"/>
    </style:style>
    <style:style style:name="Tabella6.G" style:family="table-column">
      <style:table-column-properties style:column-width="1.561cm" style:rel-column-width="885*"/>
    </style:style>
    <style:style style:name="Tabella6.H" style:family="table-column">
      <style:table-column-properties style:column-width="2.355cm" style:rel-column-width="1335*"/>
    </style:style>
    <style:style style:name="Tabella6.I" style:family="table-column">
      <style:table-column-properties style:column-width="1.401cm" style:rel-column-width="794*"/>
    </style:style>
    <style:style style:name="Tabella6.J" style:family="table-column">
      <style:table-column-properties style:column-width="1.217cm" style:rel-column-width="690*"/>
    </style:style>
    <style:style style:name="Tabella6.K" style:family="table-column">
      <style:table-column-properties style:column-width="0.744cm" style:rel-column-width="422*"/>
    </style:style>
    <style:style style:name="Tabella6.L" style:family="table-column">
      <style:table-column-properties style:column-width="1.905cm" style:rel-column-width="1080*"/>
    </style:style>
    <style:style style:name="Tabella6.M" style:family="table-column">
      <style:table-column-properties style:column-width="1.088cm" style:rel-column-width="617*"/>
    </style:style>
    <style:style style:name="Tabella6.N" style:family="table-column">
      <style:table-column-properties style:column-width="1.145cm" style:rel-column-width="649*"/>
    </style:style>
    <style:style style:name="Tabella6.O" style:family="table-column">
      <style:table-column-properties style:column-width="1.363cm" style:rel-column-width="773*"/>
    </style:style>
    <style:style style:name="Tabella6.P" style:family="table-column">
      <style:table-column-properties style:column-width="1.806cm" style:rel-column-width="1024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P2" style:family="table-cell">
      <style:table-cell-properties style:vertical-align="middle" fo:padding="0.097cm" fo:border="0.05pt solid #000000"/>
    </style:style>
    <style:style style:name="Tabella6.K3" style:family="table-cell">
      <style:table-cell-properties fo:padding="0.097cm" fo:border-left="0.05pt solid #000000" fo:border-right="none" fo:border-top="none" fo:border-bottom="0.05pt solid #000000"/>
    </style:style>
    <style:style style:name="Tabella6.L3" style:family="table-cell">
      <style:table-cell-properties fo:padding="0.097cm" fo:border-left="0.05pt solid #000000" fo:border-right="none" fo:border-top="none" fo:border-bottom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6.P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.K7" style:family="table-cell">
      <style:table-cell-properties fo:padding="0.097cm" fo:border-left="0.05pt solid #000000" fo:border-right="none" fo:border-top="none" fo:border-bottom="0.05pt solid #000000"/>
    </style:style>
    <style:style style:name="Tabella6.L7" style:family="table-cell">
      <style:table-cell-properties fo:padding="0.097cm" fo:border-left="0.05pt solid #000000" fo:border-right="none" fo:border-top="none" fo:border-bottom="0.05pt solid #000000"/>
    </style:style>
    <style:style style:name="Tabella6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1" style:family="table-cell">
      <style:table-cell-properties fo:padding="0.097cm" fo:border-left="0.05pt solid #000000" fo:border-right="none" fo:border-top="none" fo:border-bottom="0.05pt solid #000000"/>
    </style:style>
    <style:style style:name="Tabella6.B11" style:family="table-cell">
      <style:table-cell-properties fo:padding="0.097cm" fo:border-left="0.05pt solid #000000" fo:border-right="none" fo:border-top="none" fo:border-bottom="0.05pt solid #000000"/>
    </style:style>
    <style:style style:name="Tabella6.C11" style:family="table-cell">
      <style:table-cell-properties fo:padding="0.097cm" fo:border-left="0.05pt solid #000000" fo:border-right="none" fo:border-top="none" fo:border-bottom="0.05pt solid #000000"/>
    </style:style>
    <style:style style:name="Tabella6.D11" style:family="table-cell">
      <style:table-cell-properties fo:padding="0.097cm" fo:border-left="0.05pt solid #000000" fo:border-right="none" fo:border-top="none" fo:border-bottom="0.05pt solid #000000"/>
    </style:style>
    <style:style style:name="Tabella6.E11" style:family="table-cell">
      <style:table-cell-properties fo:padding="0.097cm" fo:border-left="0.05pt solid #000000" fo:border-right="none" fo:border-top="none" fo:border-bottom="0.05pt solid #000000"/>
    </style:style>
    <style:style style:name="Tabella6.F11" style:family="table-cell">
      <style:table-cell-properties fo:padding="0.097cm" fo:border-left="0.05pt solid #000000" fo:border-right="none" fo:border-top="none" fo:border-bottom="0.05pt solid #000000"/>
    </style:style>
    <style:style style:name="Tabella6.G11" style:family="table-cell">
      <style:table-cell-properties fo:padding="0.097cm" fo:border-left="0.05pt solid #000000" fo:border-right="none" fo:border-top="none" fo:border-bottom="0.05pt solid #000000"/>
    </style:style>
    <style:style style:name="Tabella6.H11" style:family="table-cell">
      <style:table-cell-properties fo:padding="0.097cm" fo:border-left="0.05pt solid #000000" fo:border-right="none" fo:border-top="none" fo:border-bottom="0.05pt solid #000000"/>
    </style:style>
    <style:style style:name="Tabella6.I11" style:family="table-cell">
      <style:table-cell-properties fo:padding="0.097cm" fo:border-left="0.05pt solid #000000" fo:border-right="none" fo:border-top="none" fo:border-bottom="0.05pt solid #000000"/>
    </style:style>
    <style:style style:name="Tabella6.J11" style:family="table-cell">
      <style:table-cell-properties fo:padding="0.097cm" fo:border-left="0.05pt solid #000000" fo:border-right="none" fo:border-top="none" fo:border-bottom="0.05pt solid #000000"/>
    </style:style>
    <style:style style:name="Tabella6.K11" style:family="table-cell">
      <style:table-cell-properties fo:padding="0.097cm" fo:border-left="0.05pt solid #000000" fo:border-right="none" fo:border-top="none" fo:border-bottom="0.05pt solid #000000"/>
    </style:style>
    <style:style style:name="Tabella6.L11" style:family="table-cell">
      <style:table-cell-properties fo:padding="0.097cm" fo:border-left="0.05pt solid #000000" fo:border-right="none" fo:border-top="none" fo:border-bottom="0.05pt solid #000000"/>
    </style:style>
    <style:style style:name="Tabella6.M11" style:family="table-cell">
      <style:table-cell-properties fo:padding="0.097cm" fo:border-left="0.05pt solid #000000" fo:border-right="none" fo:border-top="none" fo:border-bottom="0.05pt solid #000000"/>
    </style:style>
    <style:style style:name="Tabella6.N11" style:family="table-cell">
      <style:table-cell-properties fo:padding="0.097cm" fo:border-left="0.05pt solid #000000" fo:border-right="none" fo:border-top="none" fo:border-bottom="0.05pt solid #000000"/>
    </style:style>
    <style:style style:name="Tabella6.O11" style:family="table-cell">
      <style:table-cell-properties fo:padding="0.097cm" fo:border-left="0.05pt solid #000000" fo:border-right="none" fo:border-top="none" fo:border-bottom="0.05pt solid #000000"/>
    </style:style>
    <style:style style:name="Tabella6.P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4" style:family="table-cell">
      <style:table-cell-properties fo:padding="0.097cm" fo:border-left="0.05pt solid #000000" fo:border-right="none" fo:border-top="none" fo:border-bottom="0.05pt solid #000000"/>
    </style:style>
    <style:style style:name="Tabella6.O14" style:family="table-cell">
      <style:table-cell-properties fo:padding="0.097cm" fo:border-left="0.05pt solid #000000" fo:border-right="none" fo:border-top="none" fo:border-bottom="0.05pt solid #000000"/>
    </style:style>
    <style:style style:name="Tabella6.P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2.064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0.476cm"/>
    </style:style>
    <style:style style:name="Tabella4.3" style:family="table-row">
      <style:table-row-properties style:min-row-height="1.799cm"/>
    </style:style>
    <style:style style:name="Tabella4.4" style:family="table-row">
      <style:table-row-properties style:min-row-height="0.529cm"/>
    </style:style>
    <style:style style:name="Tabella4.5" style:family="table-row">
      <style:table-row-properties style:min-row-height="0.533cm"/>
    </style:style>
    <style:style style:name="Tabella4.7" style:family="table-row">
      <style:table-row-properties style:min-row-height="0.519cm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4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11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5" style:family="paragraph" style:parent-style-name="Table_20_Contents"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20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21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2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3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24cb7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4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26e380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5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30f16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9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Frame_20_contents">
      <style:paragraph-properties fo:text-align="end" style:justify-single-word="false"/>
    </style:style>
    <style:style style:name="P33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37" style:family="paragraph" style:parent-style-name="Standard">
      <style:paragraph-properties fo:margin-left="0cm" fo:margin-right="0.101cm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style:text-position="sub 58%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OLE">
      <style:graphic-properties style:vertical-pos="top" style:vertical-rel="baseline" style:horizontal-pos="center" style:horizontal-rel="paragraph" fo:background-color="#ffffff" style:background-transparency="100%" style:shadow="none" draw:shadow-opacity="100%" draw:ole-draw-aspect="1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6"><text:placeholder text:placeholder-type="text">&lt;setLang(o.partner_id.lang or "en_US")&gt;</text:placeholder></text:p>
            <text:p text:style-name="P27"><text:placeholder text:placeholder-type="text">&lt;if test="o.partner_id.lang=='it_IT'"&gt;</text:placeholder>Riferimento:<text:placeholder text:placeholder-type="text">&lt;/if&gt;</text:placeholder><text:placeholder text:placeholder-type="text">&lt;if test="o.partner_id.lang!='it_IT'"&gt;</text:placeholder>Our reference:<text:placeholder text:placeholder-type="text">&lt;/if&gt;</text:placeholder> <text:placeholder text:placeholder-type="text">&lt;o.name&gt;</text:placeholder> / <text:placeholder text:placeholder-type="text">&lt;o.date_order and o.date_order[0:4]&gt;</text:placeholder></text:p>
            <text:p text:style-name="P30"><text:span text:style-name="T14"><text:placeholder text:placeholder-type="text">&lt;_("Date")&gt;</text:placeholder></text:span><text:span text:style-name="T14">: </text:span><text:span text:style-name="T14"><text:placeholder text:placeholder-type="text">&lt;o.date_order&gt;</text:placeholder></text:span></text:p>
          </table:table-cell>
          <table:table-cell table:style-name="Tabella1.A1" office:value-type="string">
            <text:p text:style-name="P18"><text:s/></text:p>
            <text:p text:style-name="P16"><text:placeholder text:placeholder-type="text">&lt;o.partner_id.name&gt;</text:placeholder></text:p>
            <text:p text:style-name="P27"><text:placeholder text:placeholder-type="text">&lt;if test="o.partner_id.lang=='it_IT'"&gt;</text:placeholder></text:p>
            <text:p text:style-name="P13">Indirizzo: <text:placeholder text:placeholder-type="text">&lt;o.partner_id.street or ""&gt;</text:placeholder></text:p>
            <text:p text:style-name="P13">Città: <text:placeholder text:placeholder-type="text">&lt;o.partner_id.zip or ""&gt;</text:placeholder> <text:placeholder text:placeholder-type="text">&lt;o.partner_id.city or ""&gt;</text:placeholder> <text:placeholder text:placeholder-type="text">&lt;o.partner_id.country_id and o.partner_id.country_id.name&gt;</text:placeholder> </text:p>
            <text:p text:style-name="P31">e-mail: <text:placeholder text:placeholder-type="text">&lt;o.partner_id.email or ""&gt;</text:placeholder> <text:s text:c="4"/>Tel.: <text:placeholder text:placeholder-type="text">&lt;o.partner_id.phone or ""&gt;</text:placeholder> <text:s text:c="3"/>Fax: <text:placeholder text:placeholder-type="text">&lt;o.partner_id.fax or ""&gt;</text:placeholder></text:p>
            <text:p text:style-name="P27"><text:placeholder text:placeholder-type="text">&lt;/if&gt;</text:placeholder></text:p>
            <text:p text:style-name="P27"><text:placeholder text:placeholder-type="text">&lt;if test="o.partner_id.lang!='it_IT'"&gt;</text:placeholder></text:p>
            <text:p text:style-name="P13">Street: <text:placeholder text:placeholder-type="text">&lt;o.partner_id.street or ""&gt;</text:placeholder></text:p>
            <text:p text:style-name="P13">Country: <text:placeholder text:placeholder-type="text">&lt;o.partner_id.zip or ""&gt;</text:placeholder> <text:placeholder text:placeholder-type="text">&lt;o.partner_id.city or ""&gt;</text:placeholder> <text:placeholder text:placeholder-type="text">&lt;o.partner_id.country_id and o.partner_id.country_id.name&gt;</text:placeholder> </text:p>
            <text:p text:style-name="P27"><text:span text:style-name="T9">e-mail: </text:span><text:span text:style-name="T9"><text:placeholder text:placeholder-type="text">&lt;o.partner_id.email or ""&gt;</text:placeholder></text:span><text:span text:style-name="T9"> <text:s text:c="3"/>Phone: </text:span><text:span text:style-name="T9"><text:placeholder text:placeholder-type="text">&lt;o.partner_id.phone or ""&gt;</text:placeholder></text:span><text:span text:style-name="T9"> <text:s text:c="4"/>Fax: </text:span><text:span text:style-name="T9"><text:placeholder text:placeholder-type="text">&lt;o.partner_id.fax or ""&gt;</text:placeholder></text:span><text:placeholder text:placeholder-type="text">&lt;/if&gt;</text:placeholder></text:p>
            <text:p text:style-name="P27"/>
          </table:table-cell>
        </table:table-row>
        <table:table-row table:style-name="Tabella1.2">
          <table:table-cell table:style-name="Tabella1.A1" table:number-columns-spanned="2" office:value-type="string">
            <text:p text:style-name="P13"/>
          </table:table-cell>
          <table:covered-table-cell/>
        </table:table-row>
      </table:table>
      <text:p text:style-name="P20"/>
      <text:p text:style-name="P26"><text:placeholder text:placeholder-type="text">&lt;setLang(o.partner_id.lang or "en_US")&gt;</text:placeholder></text:p>
      <text:p text:style-name="P11"><text:span text:style-name="T6"><text:placeholder text:placeholder-type="text">&lt;if test="o.partner_id.lang=='it_IT'"&gt;</text:placeholder></text:span><text:span text:style-name="T5">Riferimento commerciale:</text:span><text:span text:style-name="T6"><text:placeholder text:placeholder-type="text">&lt;/if&gt;</text:placeholder></text:span><text:span text:style-name="T6"><text:placeholder text:placeholder-type="text">&lt;if test="o.partner_id.lang!='it_IT'"&gt;</text:placeholder></text:span><text:span text:style-name="T5">Your reference:</text:span><text:span text:style-name="T6"><text:placeholder text:placeholder-type="text">&lt;/if&gt;</text:placeholder></text:span><text:span text:style-name="T5"> </text:span><text:span text:style-name="T5"><text:placeholder text:placeholder-type="text">&lt;user.signature&gt;</text:placeholder></text:span></text:p>
      <text:p text:style-name="P33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column table:style-name="Tabella6.H"/>
        <table:table-column table:style-name="Tabella6.I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column table:style-name="Tabella6.P"/>
        <table:table-header-rows>
          <table:table-row>
            <table:table-cell table:style-name="Tabella6.A1" table:number-columns-spanned="16" office:value-type="string">
              <text:p text:style-name="P16"><text:placeholder text:placeholder-type="text">&lt;if test="o.partner_id.lang=='it_IT'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2" table:number-rows-spanned="2" office:value-type="string">
              <text:p text:style-name="P10">IMMAGINI</text:p>
            </table:table-cell>
            <table:table-cell table:style-name="Tabella6.A2" table:number-rows-spanned="2" office:value-type="string">
              <text:p text:style-name="P10">CODICE EAN </text:p>
            </table:table-cell>
            <table:table-cell table:style-name="Tabella6.A2" table:number-rows-spanned="2" office:value-type="string">
              <text:p text:style-name="P10">NOSTRO ART.</text:p>
            </table:table-cell>
            <table:table-cell table:style-name="Tabella6.A2" table:number-rows-spanned="2" office:value-type="string">
              <text:p text:style-name="P10">NOSTRA DESCRIZIONE</text:p>
            </table:table-cell>
            <table:table-cell table:style-name="Tabella6.A2" table:number-rows-spanned="2" office:value-type="string">
              <text:p text:style-name="P10">VOSTRO ARTICOLO</text:p>
            </table:table-cell>
            <table:table-cell table:style-name="Tabella6.A2" table:number-rows-spanned="2" office:value-type="string">
              <text:p text:style-name="P10">VOSTRA DESCRIZIONE</text:p>
            </table:table-cell>
            <table:table-cell table:style-name="Tabella6.A2" table:number-rows-spanned="2" office:value-type="string">
              <text:p text:style-name="P10">COLORE</text:p>
            </table:table-cell>
            <table:table-cell table:style-name="Tabella6.A2" table:number-rows-spanned="2" office:value-type="string">
              <text:p text:style-name="P10">CUSCINO VETRO</text:p>
            </table:table-cell>
            <table:table-cell table:style-name="Tabella6.A2" table:number-rows-spanned="2" office:value-type="string">
              <text:p text:style-name="P10">DIMENS. cm.</text:p>
              <text:p text:style-name="P10"><text:s/>(LxWxH )</text:p>
            </table:table-cell>
            <table:table-cell table:style-name="Tabella6.A2" table:number-rows-spanned="2" office:value-type="string">
              <text:p text:style-name="P10">VOLUME CARTONE M3</text:p>
            </table:table-cell>
            <table:table-cell table:style-name="Tabella6.A2" table:number-columns-spanned="2" office:value-type="string">
              <text:p text:style-name="P10">CARTONE PRINCIPALE</text:p>
            </table:table-cell>
            <table:covered-table-cell/>
            <table:table-cell table:style-name="Tabella6.A2" table:number-rows-spanned="2" office:value-type="string">
              <text:p text:style-name="P10">FOB</text:p>
              <text:p text:style-name="P10"><text:span text:style-name="T15"><text:text-input text:description="&lt;o.partner_id.property_product_pricelist_purchase.currency_id.symbol&gt;">V</text:text-input></text:span> / PZ</text:p>
            </table:table-cell>
            <table:table-cell table:style-name="Tabella6.A2" table:number-rows-spanned="2" office:value-type="string">
              <text:p text:style-name="P10">Q.TA' </text:p>
            </table:table-cell>
            <table:table-cell table:style-name="Tabella6.A2" table:number-rows-spanned="2" office:value-type="string">
              <text:p text:style-name="P10">VOLUME TOTALE M<text:span text:style-name="T17">3</text:span></text:p>
            </table:table-cell>
            <table:table-cell table:style-name="Tabella6.P2" table:number-rows-spanned="2" office:value-type="string">
              <text:p text:style-name="P10">IMPORTO TOTALE <text:span text:style-name="T15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K3" office:value-type="string">
              <text:p text:style-name="P10">PEZZI</text:p>
            </table:table-cell>
            <table:table-cell table:style-name="Tabella6.L3" office:value-type="string">
              <text:p text:style-name="P10">MIS. CM.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6"><text:placeholder text:placeholder-type="text">&lt;if test="o.partner_id.lang!='it_IT'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6" table:number-rows-spanned="2" office:value-type="string">
              <text:p text:style-name="P10">PICTURE</text:p>
            </table:table-cell>
            <table:table-cell table:style-name="Tabella6.A6" table:number-rows-spanned="2" office:value-type="string">
              <text:p text:style-name="P10">EAN CODE</text:p>
            </table:table-cell>
            <table:table-cell table:style-name="Tabella6.A6" table:number-rows-spanned="2" office:value-type="string">
              <text:p text:style-name="P10">OUR ITEM</text:p>
            </table:table-cell>
            <table:table-cell table:style-name="Tabella6.A6" table:number-rows-spanned="2" office:value-type="string">
              <text:p text:style-name="P10">OUR PRODUCT DESCRIPTION</text:p>
            </table:table-cell>
            <table:table-cell table:style-name="Tabella6.A6" table:number-rows-spanned="2" office:value-type="string">
              <text:p text:style-name="P10">YOUR ITEM</text:p>
            </table:table-cell>
            <table:table-cell table:style-name="Tabella6.A6" table:number-rows-spanned="2" office:value-type="string">
              <text:p text:style-name="P10">YOUR PRODUCT DESCRIPTION</text:p>
            </table:table-cell>
            <table:table-cell table:style-name="Tabella6.A6" table:number-rows-spanned="2" office:value-type="string">
              <text:p text:style-name="P10">COLOR</text:p>
            </table:table-cell>
            <table:table-cell table:style-name="Tabella6.A6" table:number-rows-spanned="2" office:value-type="string">
              <text:p text:style-name="P10">PILLOW-GLASS</text:p>
            </table:table-cell>
            <table:table-cell table:style-name="Tabella6.A6" table:number-rows-spanned="2" office:value-type="string">
              <text:p text:style-name="P10">ITEM SIZE cm.</text:p>
              <text:p text:style-name="P10">(L x W x H )</text:p>
            </table:table-cell>
            <table:table-cell table:style-name="Tabella6.A6" table:number-rows-spanned="2" office:value-type="string">
              <text:p text:style-name="P10">MASTER CARTON VOL. M3 </text:p>
            </table:table-cell>
            <table:table-cell table:style-name="Tabella6.A6" table:number-columns-spanned="2" office:value-type="string">
              <text:p text:style-name="P10">MASTER CARTON</text:p>
            </table:table-cell>
            <table:covered-table-cell/>
            <table:table-cell table:style-name="Tabella6.A6" table:number-rows-spanned="2" office:value-type="string">
              <text:p text:style-name="P10">FOB</text:p>
              <text:p text:style-name="P10"><text:span text:style-name="T15"><text:text-input text:description="&lt;o.partner_id.property_product_pricelist_purchase.currency_id.symbol&gt;">V</text:text-input></text:span> / PC</text:p>
            </table:table-cell>
            <table:table-cell table:style-name="Tabella6.A6" table:number-rows-spanned="2" office:value-type="string">
              <text:p text:style-name="P10">Q.TY </text:p>
            </table:table-cell>
            <table:table-cell table:style-name="Tabella6.A6" table:number-rows-spanned="2" office:value-type="string">
              <text:p text:style-name="P10">TOTAL VOLUME</text:p>
              <text:p text:style-name="P10">M3</text:p>
            </table:table-cell>
            <table:table-cell table:style-name="Tabella6.P6" table:number-rows-spanned="2" office:value-type="string">
              <text:p text:style-name="P10">TOTAL AMOUNT <text:span text:style-name="T15"><text:text-input text:description="&lt;o.partner_id.property_product_pricelist_purchase.currency_id.symbol&gt;">V</text:text-input></text:span> 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K7" office:value-type="string">
              <text:p text:style-name="P10">PCS</text:p>
            </table:table-cell>
            <table:table-cell table:style-name="Tabella6.L7" office:value-type="string">
              <text:p text:style-name="P10">SIZE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13" table:number-columns-spanned="16" office:value-type="string">
            <text:p text:style-name="P8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3" table:number-columns-spanned="16" office:value-type="string">
            <text:p text:style-name="P8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6.A11" office:value-type="string">
            <text:p text:style-name="P19"><draw:frame draw:style-name="fr1" draw:name="image:asimage(item.product_id.quotation_photo)" text:anchor-type="paragraph" svg:y="0cm" style:rel-width="105%" svg:height="2.739cm" style:rel-height="scale-min" draw:z-index="0"><draw:text-box fo:min-width="2.217cm"><text:p text:style-name="P32"/></draw:text-box></draw:frame></text:p>
          </table:table-cell>
          <table:table-cell table:style-name="Tabella6.B11" office:value-type="string">
            <text:p text:style-name="P28"><draw:frame draw:style-name="fr2" draw:name="image: barcode(item.product_id.ean13,'ean13')" text:anchor-type="paragraph" style:rel-width="100%" svg:height="1.66cm" style:rel-height="scale-min" draw:z-index="1"><draw:text-box fo:min-width="2.921cm"><text:p text:style-name="P32"/></draw:text-box></draw:frame></text:p>
          </table:table-cell>
          <table:table-cell table:style-name="Tabella6.C11" office:value-type="string">
            <text:p text:style-name="P21"><text:placeholder text:placeholder-type="text">&lt;item.product_id.default_code&gt;</text:placeholder></text:p>
          </table:table-cell>
          <table:table-cell table:style-name="Tabella6.D11" office:value-type="string">
            <text:p text:style-name="P21"><text:placeholder text:placeholder-type="text">&lt;get_lang_field('product.product', item.product_id.id, 'name', 'it_IT')&gt;</text:placeholder></text:p>
          </table:table-cell>
          <table:table-cell table:style-name="Tabella6.E11" office:value-type="string">
            <text:p text:style-name="P21"><text:placeholder text:placeholder-type="text">&lt;get_supplier_code(item.product_id)&gt;</text:placeholder></text:p>
          </table:table-cell>
          <table:table-cell table:style-name="Tabella6.F11" office:value-type="string">
            <text:p text:style-name="P5"><text:span text:style-name="T4"><text:placeholder text:placeholder-type="text">&lt;item.product_id.description_purchase&gt;</text:placeholder></text:span> </text:p>
          </table:table-cell>
          <table:table-cell table:style-name="Tabella6.G11" office:value-type="string">
            <text:p text:style-name="P21"><text:placeholder text:placeholder-type="text">&lt;item.product_id.colour&gt;</text:placeholder></text:p>
          </table:table-cell>
          <table:table-cell table:style-name="Tabella6.H11" office:value-type="string">
            <text:p text:style-name="P21"><text:placeholder text:placeholder-type="text">&lt;item.product_id.fabric if (item.product_id.colour != item.product_id.fabric) else ''&gt;</text:placeholder></text:p>
          </table:table-cell>
          <table:table-cell table:style-name="Tabella6.I11" office:value-type="string">
            <text:p text:style-name="P6"><text:placeholder text:placeholder-type="text">&lt;item.product_id.length&gt;</text:placeholder></text:p>
            <text:p text:style-name="P7"><text:span text:style-name="T5">x </text:span><text:span text:style-name="T5"><text:placeholder text:placeholder-type="text">&lt;item.product_id.width&gt;</text:placeholder></text:span></text:p>
            <text:p text:style-name="P7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J11" office:value-type="string">
            <text:p text:style-name="P23"><text:placeholder text:placeholder-type="text">&lt;"%2.3f" % (item.product_id.pack_l * item.product_id.pack_h * item.product_id.pack_p / 1000000.0)&gt;</text:placeholder></text:p>
          </table:table-cell>
          <table:table-cell table:style-name="Tabella6.K11" office:value-type="string">
            <text:p text:style-name="P22"><text:placeholder text:placeholder-type="text">&lt;get_q_x_pack(item.product_id)&gt;</text:placeholder></text:p>
          </table:table-cell>
          <table:table-cell table:style-name="Tabella6.L11" office:value-type="string">
            <text:p text:style-name="P7"><text:span text:style-name="T5"><text:s/></text:span><text:span text:style-name="T5"><text:placeholder text:placeholder-type="text">&lt;multipack_dimension_list(item)&gt;</text:placeholder></text:span></text:p>
          </table:table-cell>
          <table:table-cell table:style-name="Tabella6.M11" office:value-type="string">
            <text:p text:style-name="P22"><text:placeholder text:placeholder-type="text">&lt;item.price_unit&gt;</text:placeholder></text:p>
          </table:table-cell>
          <table:table-cell table:style-name="Tabella6.N11" office:value-type="string">
            <text:p text:style-name="P37"><text:placeholder text:placeholder-type="text">&lt;"%d"%(item.product_qty or 0)&gt;</text:placeholder></text:p>
          </table:table-cell>
          <table:table-cell table:style-name="Tabella6.O11" office:value-type="string">
            <text:p text:style-name="P25"><text:placeholder text:placeholder-type="text">&lt;multipack_dimension_volume(item)&gt;</text:placeholder></text:p>
          </table:table-cell>
          <table:table-cell table:style-name="Tabella6.P11" office:value-type="string">
            <text:p text:style-name="P24"><text:placeholder text:placeholder-type="text">&lt;formatLang(item.price_subtotal)&gt;</text:placeholder> <text:text-input text:description="&lt;o.partner_id.property_product_pricelist_purchase.currency_id.symbol&gt;">V</text:text-input></text:p>
          </table:table-cell>
        </table:table-row>
        <table:table-row>
          <table:table-cell table:style-name="Tabella6.A13" table:number-columns-spanned="16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3" table:number-columns-spanned="16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4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O14" office:value-type="string">
            <text:p text:style-name="P29"><text:placeholder text:placeholder-type="text">&lt;multipack_dimension_volume_total(o)&gt;</text:placeholder></text:p>
          </table:table-cell>
          <table:table-cell table:style-name="Tabella6.P14" office:value-type="string">
            <text:p text:style-name="P29"><text:placeholder text:placeholder-type="text">&lt;formatLang(o.amount_untaxed)&gt;</text:placeholder> <text:span text:style-name="T16"><text:text-input text:description="&lt;o.partner_id.property_product_pricelist_purchase.currency_id.symbol&gt;">V</text:text-input></text:span></text:p>
          </table:table-cell>
        </table:table-row>
      </table:table>
      <text:p text:style-name="P4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6"><text:placeholder text:placeholder-type="text">&lt;if test="o.partner_id.lang!='it_IT'"&gt;</text:placeholder></text:p>
            <text:p text:style-name="P14">SHIPMENT DATE: <text:span text:style-name="T3"><text:placeholder text:placeholder-type="text">&lt;formatLang(o.minimum_planned_date, date=True) if o.minimum_planned_date else ''&gt;</text:placeholder></text:span><text:line-break/>SHIPPING MARKS: WILL FOLLOW VIA E-MAIL</text:p>
            <text:p text:style-name="P14">PAYMENT: L/C AT SIGHT</text:p>
            <text:p text:style-name="P14">TRANSHIPMENT: ALLOWED</text:p>
            <text:p text:style-name="P14">PARTIAL SHIPMENT: NOT ALLOWED</text:p>
            <text:p text:style-name="P14"><text:span text:style-name="T7"><text:placeholder text:placeholder-type="text">&lt;/if&gt;</text:placeholder></text:span><text:span text:style-name="T8"> </text:span></text:p>
            <text:p text:style-name="P14"/>
          </table:table-cell>
          <table:covered-table-cell/>
        </table:table-row>
        <table:table-row table:style-name="Tabella4.2">
          <table:table-cell table:style-name="Tabella4.A1" table:number-columns-spanned="2" office:value-type="string">
            <text:p text:style-name="P16"><text:placeholder text:placeholder-type="text">&lt;if test="o.partner_id.lang=='it_IT'"&gt;</text:placeholder></text:p>
          </table:table-cell>
          <table:covered-table-cell/>
        </table:table-row>
        <text:soft-page-break/>
        <table:table-row table:style-name="Tabella4.3"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12">VENDITORE PER ACCETTAZIONE</text:p>
            <text:p text:style-name="P12"/>
            <text:p text:style-name="P12">_______________________________________</text:p>
            <text:p text:style-name="P17">Titolare</text:p>
          </table:table-cell>
        </table:table-row>
        <table:table-row table:style-name="Tabella4.4">
          <table:table-cell table:style-name="Tabella4.A1" table:number-columns-spanned="2" office:value-type="string">
            <text:p text:style-name="P16"><text:placeholder text:placeholder-type="text">&lt;/if&gt;</text:placeholder></text:p>
          </table:table-cell>
          <table:covered-table-cell/>
        </table:table-row>
        <table:table-row table:style-name="Tabella4.5">
          <table:table-cell table:style-name="Tabella4.A1" table:number-columns-spanned="2" office:value-type="string">
            <text:p text:style-name="P16"><text:placeholder text:placeholder-type="text">&lt;if test="o.partner_id.lang!='it_IT'"&gt;</text:placeholder></text:p>
          </table:table-cell>
          <table:covered-table-cell/>
        </table:table-row>
        <table:table-row table:style-name="Tabella4.3"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12">SUPPLIER FOR ACCEPTANCE</text:p>
            <text:p text:style-name="P12"/>
            <text:p text:style-name="P12">_______________________________________</text:p>
            <text:p text:style-name="P17">Manager</text:p>
          </table:table-cell>
        </table:table-row>
        <table:table-row table:style-name="Tabella4.7">
          <table:table-cell table:style-name="Tabella4.A1" table:number-columns-spanned="2" office:value-type="string">
            <text:p text:style-name="P16"><text:placeholder text:placeholder-type="text">&lt;/if&gt;</text:placeholder></text:p>
          </table:table-cell>
          <table:covered-table-cell/>
        </table:table-row>
      </table:table>
      <text:p text:style-name="P36"><text:placeholder text:placeholder-type="text">&lt;if test="o.partner_id.lang!='it_IT'"&gt;</text:placeholder></text:p>
      <text:p text:style-name="P35"/>
      <text:p text:style-name="P9">We have been informed by our authorities that often the <text:span text:style-name="T11">silica gel from China contains </text:span><text:a xlink:type="simple" xlink:href="http://en.wikipedia.org/wiki/Dimethylformamide" text:style-name="Internet_20_link" text:visited-style-name="Visited_20_Internet_20_Link">DMF</text:a><text:span text:style-name="T10">, a substance which has now </text:span><text:span text:style-name="T11">been banished in Italy</text:span><text:span text:style-name="T12"> </text:span><text:span text:style-name="T10">because it causes a lot of healths problems, to avoid any problems, </text:span><text:span text:style-name="T11">the boxes must not contain silica gel bags</text:span><text:span text:style-name="T10">.</text:span></text:p>
      <text:p text:style-name="P34">It is really important because we could have penal problems with Italian authorities.</text:p>
      <text:p text:style-name="P34">Please send us your<text:span text:style-name="T14"> </text:span><text:span text:style-name="T13">written confirmation</text:span>, then we can declare to our authorities that there are no silica gel bags in your boxes.</text:p>
      <text:p text:style-name="P16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OLE">
      <style:graphic-properties style:vertical-pos="top" style:vertical-rel="baseline" style:horizontal-pos="center" style:horizontal-rel="paragraph" fo:background-color="#ffffff" style:background-transparency="100%" style:shadow="none" draw:shadow-opacity="100%" draw:ole-draw-aspect="1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499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Oggetto1" text:anchor-type="as-char" svg:width="3cm" svg:height="1.08cm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MT1"><text:line-break/></text:span><text:span text:style-name="MT2">Sede Legale: Via Grande, 104 - San Paolo (BS) - Italy</text:span></text:p>
        <text:p text:style-name="MP2">Sede operativa: Via Montichiari, 87 - 25016 Ghedi (BS) - Italy</text:p>
      </style:header>
      <style:footer>
        <text:p text:style-name="MP3"><text:span text:style-name="MT3"><text:tab/> <text:tab/>Page </text:span>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9-13T18:44:24.334560858</dc:date>
    <meta:editing-duration>P7DT3H24M58S</meta:editing-duration>
    <meta:editing-cycles>731</meta:editing-cycles>
    <meta:generator>LibreOffice/4.3.3.2$Linux_X86_64 LibreOffice_project/430m0$Build-2</meta:generator>
    <dc:creator>thebrush </dc:creator>
    <meta:document-statistic meta:table-count="3" meta:image-count="0" meta:object-count="1" meta:page-count="3" meta:paragraph-count="105" meta:word-count="381" meta:character-count="3413" meta:non-whitespace-character-count="311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18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82cm" fo:break-before="auto" style:use-optimal-row-height="true"/>
    </style:style>
    <style:style style:name="ro2" style:family="table-row">
      <style:table-row-properties style:row-height="3.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Foglio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5"/>
          <table:table-cell table:style-name="ce1">
            <draw:frame table:end-cell-address="Foglio1.F2" table:end-x="10.021cm" table:end-y="2.986cm" draw:z-index="0" draw:name="Picture 276" draw:style-name="gr1" draw:text-style-name="P1" svg:width="8.725cm" svg:height="2.717cm" svg:x="1.298cm" svg:y="0.269cm">
              <draw:image xlink:href="Pictures/100002000000035400000149F385CC07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text>€ </number:text>
      <number:number number:decimal-places="0" number:min-integer-digits="1" number:grouping="true"/>
    </number:number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8">
      <number:text>€ </number:text>
      <number:number number:decimal-places="2" number:min-integer-digits="1" number:grouping="true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.</number:text>
      <number:seconds number:style="long"/>
    </number:time-style>
    <number:time-style style:name="N13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3">
      <number:minutes number:style="long"/>
      <number:text>.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3" number:min-integer-digits="1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currency-style style:name="N138">
      <number:currency-symbol number:language="en" number:country="US">$</number:currency-symbol>
      <number:text>  </number:text>
      <number:number number:decimal-places="2" number:min-integer-digits="1" number:grouping="true"/>
    </number:currency-style>
    <number:currency-style style:name="N139">
      <number:currency-symbol number:language="en" number:country="US">$</number:currency-symbol>
      <number:number number:decimal-places="2" number:min-integer-digits="1" number:grouping="true"/>
    </number:currency-style>
    <number:number-style style:name="N140">
      <number:text>€ </number:text>
      <number:number number:decimal-places="1" number:min-integer-digits="1" number:grouping="true"/>
    </number:number-style>
    <number:number-style style:name="N141">
      <number:number number:decimal-places="10" number:min-integer-digits="1"/>
    </number:number-style>
    <number:number-style style:name="N142">
      <number:number number:decimal-places="11" number:min-integer-digits="1"/>
    </number:number-style>
    <number:number-style style:name="N143">
      <number:number number:decimal-places="9" number:min-integer-digits="1"/>
    </number:number-style>
    <number:number-style style:name="N144">
      <number:number number:decimal-places="8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50P0" style:volatile="true">
      <number:text>US$</number:text>
      <number:number number:decimal-places="2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50P0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fo:padding="0.071cm" style:rotation-align="none"/>
      <style:text-properties style:font-name="Times New Roman" fo:font-family="'Times New Roman'" style:font-family-generic="roman" fo:font-size="12pt" style:font-name-asian="WenQuanYi Micro Hei" style:font-family-asian="'WenQuanYi Micro Hei'" style:font-family-generic-asian="system" style:font-pitch-asian="variable" style:font-size-asian="12pt" style:font-name-complex="Lohit Hindi" style:font-family-complex="'Lohit Hindi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18:40:08.59413287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